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style:font-name="Arial" fo:font-size="10pt" style:font-name-asian="Arial" style:font-size-asian="10pt" style:font-name-complex="Arial"/>
    </style:style>
    <style:style style:name="P2" style:family="paragraph" style:parent-style-name="Standard">
      <style:paragraph-properties style:text-autospace="none"/>
      <style:text-properties style:font-name="Arial" fo:font-size="10pt" style:font-name-asian="Arial" style:font-size-asian="10pt" style:font-name-complex="Arial" style:font-size-complex="10pt"/>
    </style:style>
    <style:style style:name="P3" style:family="paragraph" style:parent-style-name="Standard" style:list-style-name="">
      <style:paragraph-properties style:text-autospace="none"/>
      <style:text-properties style:font-name="Arial" fo:font-size="10pt" style:font-name-asian="Arial" style:font-size-asian="10pt" style:font-name-complex="Arial" style:font-size-complex="10pt"/>
    </style:style>
    <style:style style:name="P4" style:family="paragraph" style:parent-style-name="Standard">
      <style:paragraph-properties fo:text-align="center" style:justify-single-word="false"/>
      <style:text-properties style:font-name="Arial" fo:font-size="10pt" style:font-name-asian="Arial" style:font-size-asian="10pt" style:font-name-complex="Arial" style:font-size-complex="10pt"/>
    </style:style>
    <style:style style:name="P5" style:family="paragraph" style:parent-style-name="Standard" style:list-style-name="">
      <style:paragraph-properties fo:text-align="center" style:justify-single-word="false" style:text-autospace="none">
        <style:tab-stops/>
      </style:paragraph-properties>
      <style:text-properties style:font-name="Arial" fo:font-size="10pt" style:font-name-asian="Arial" style:font-size-asian="10pt" style:font-name-complex="Arial" style:font-size-complex="10pt"/>
    </style:style>
    <style:style style:name="P6" style:family="paragraph" style:parent-style-name="Standard" style:list-style-name="L1">
      <style:paragraph-properties style:text-autospace="none"/>
      <style:text-properties style:font-name="Arial" fo:font-size="10pt" style:font-name-asian="Arial" style:font-size-asian="10pt" style:font-name-complex="Arial" style:font-size-complex="10pt"/>
    </style:style>
    <style:style style:name="P7" style:family="paragraph" style:parent-style-name="Standard">
      <style:paragraph-properties fo:text-align="center" style:justify-single-word="false"/>
      <style:text-properties style:font-name="Arial" fo:font-size="10pt" style:font-name-asian="Arial" style:font-size-asian="10pt" style:font-name-complex="Arial"/>
    </style:style>
    <style:style style:name="P8" style:family="paragraph" style:parent-style-name="Standard">
      <style:paragraph-properties fo:text-align="end" style:justify-single-word="false"/>
      <style:text-properties style:font-name="Arial" fo:font-size="10pt" style:font-name-asian="Arial" style:font-size-asian="10pt" style:font-name-complex="Arial"/>
    </style:style>
    <style:style style:name="P9" style:family="paragraph" style:parent-style-name="Standard" style:list-style-name="">
      <style:paragraph-properties fo:text-align="center" style:justify-single-word="false" style:text-autospace="none">
        <style:tab-stops/>
      </style:paragraph-properties>
      <style:text-properties style:font-name="Arial" fo:font-size="10pt" fo:font-weight="bold" style:font-name-asian="Arial" style:font-size-asian="10pt" style:font-weight-asian="bold" style:font-name-complex="Arial" style:font-size-complex="10pt" style:font-weight-complex="bold"/>
    </style:style>
    <style:style style:name="P10" style:family="paragraph" style:parent-style-name="Standard">
      <style:paragraph-properties fo:text-align="center" style:justify-single-word="false"/>
      <style:text-properties style:font-name="Arial" fo:font-size="10pt" fo:font-weight="bold" style:font-name-asian="Arial" style:font-size-asian="10pt" style:font-weight-asian="bold" style:font-name-complex="Arial"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fo:text-align="end" style:justify-single-word="false"/>
    </style:style>
    <style:style style:name="P13" style:family="paragraph" style:parent-style-name="Standard" style:master-page-name="Standard">
      <style:paragraph-properties fo:text-align="end" style:justify-single-word="false" style:page-number="auto"/>
    </style:style>
    <style:style style:name="T1" style:family="text">
      <style:text-properties style:font-name="Arial" fo:font-size="10pt" style:font-name-asian="Arial" style:font-size-asian="10pt" style:font-name-complex="Ari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Court File No. T-1450-15</text:span></text:p>
      <text:p text:style-name="P11"/>
      <text:p text:style-name="P7">FEDERAL COURT</text:p>
      <text:p text:style-name="Standard"/>
      <text:p text:style-name="Standard"/>
      <text:p text:style-name="P1">BETWEEN:</text:p>
      <text:p text:style-name="P11"/>
      <text:p text:style-name="P10">Radu Hociung</text:p>
      <text:p text:style-name="P12"><text:span text:style-name="T1">PLAINTIFF</text:span></text:p>
      <text:p text:style-name="P7">and</text:p>
      <text:p text:style-name="P11"/>
      <text:p text:style-name="P10">Minister of Public Safety and Emergency Preparedness</text:p>
      <text:p text:style-name="P8">DEFENDANT</text:p>
      <text:p text:style-name="P11"/>
      <text:p text:style-name="P11"/>
      <text:p text:style-name="P4"/>
      <text:p text:style-name="P9">DIRECTION TO ATTEND</text:p>
      <text:p text:style-name="P9"/>
      <text:p text:style-name="P5"/>
      <text:p text:style-name="P3">TO: DEBSKI, Cristopher, BSO # 11276</text:p>
      <text:p text:style-name="P3"/>
      <text:p text:style-name="P3"><text:tab/>YOU ARE REQUIRED TO ATTEND AN EXAMINATION for discovery on behalf of Minister of Public Safety and Emergency Preparedness on <text:s/>(day), (date) at (time) at the office of (name, address and telephone number of examiner).</text:p>
      <text:p text:style-name="P3"/>
      <text:p text:style-name="P3"><text:tab/>YOU ARE ALSO REQUIRED TO BRING WITH YOU and produce at the examination the following documents and things:</text:p>
      <text:p text:style-name="P3"/>
      <text:list xml:id="list1119399251254928049" text:style-name="L1">
        <text:list-item>
          <text:p text:style-name="P6">A copy of the Narrative Report you submitted on Oct 21, 2014 regarding seizure number 4273-14-0724</text:p>
        </text:list-item>
      </text:list>
      <text:p text:style-name="P2"/>
      <text:list xml:id="list28551937" text:continue-numbering="true" text:style-name="L1">
        <text:list-item>
          <text:p text:style-name="P6">Copies of the operational bulletins you examined during the seizure, which helped you determine the legal status of the gold and silver coins. You refered to these documents in your Narrative Report.</text:p>
        </text:list-item>
      </text:list>
      <text:p text:style-name="P2"/>
      <text:list xml:id="list28550626" text:continue-numbering="true" text:style-name="L1">
        <text:list-item>
          <text:p text:style-name="P6">A copy of the document you quoted in your Narrative Report when you wrote “Only those coins minted with metals at the required purity levels and issued by a government authority qualify”.</text:p>
        </text:list-item>
      </text:list>
      <text:p text:style-name="P2"/>
      <text:list xml:id="list28547349" text:continue-numbering="true" text:style-name="L1">
        <text:list-item>
          <text:p text:style-name="P6">A copy of the CBSA Enforcement Manual.</text:p>
        </text:list-item>
      </text:list>
      <text:p text:style-name="P2"/>
      <text:list xml:id="list28555180" text:continue-numbering="true" text:style-name="L1">
        <text:list-item>
          <text:p text:style-name="P6">Any other documentation that helped you determine the action necessary with respect to the seizure 4273-14-0724</text:p>
        </text:list-item>
      </text:list>
      <text:p text:style-name="P2"/>
      <text:p text:style-name="P2"/>
      <text:p text:style-name="P3"/>
      <text:p text:style-name="P3"/>
      <text:p text:style-name="P3"><text:tab/>TRAVEL EXPENSES for (number of days) day(s) of attendance is served with this direction, calculated in accordance with Tariff A of the Federal Courts Rules as follows:</text:p>
      <text:p text:style-name="P3"/>
      <text:p text:style-name="P3"/>
      <text:p text:style-name="P3"><text:tab/>Transportation allowance<text:tab/><text:tab/><text:tab/><text:tab/> $_____</text:p>
      <text:p text:style-name="P3"/>
      <text:p text:style-name="P3"><text:tab/>Overnight accommodations and meal allowance<text:tab/><text:tab/> $_____</text:p>
      <text:p text:style-name="P3"><text:soft-page-break/></text:p>
      <text:p text:style-name="P3"><text:s text:c="14"/>TOTAL<text:tab/><text:tab/><text:tab/><text:tab/><text:tab/><text:tab/><text:tab/> $===== <text:s text:c="45"/></text:p>
      <text:p text:style-name="P3"><text:s text:c="46"/><text:tab/></text:p>
      <text:p text:style-name="P3"/>
      <text:p text:style-name="P3"><text:s text:c="45"/></text:p>
      <text:p text:style-name="P3"><text:tab/>If further attendance is required, you will be entitled to additional money.</text:p>
      <text:p text:style-name="P3"/>
      <text:p text:style-name="P3"><text:tab/>THE EXAMINATION WILL BE CONDUCTED IN (IDENTIFY OFFICIAL LANGUAGE). If you prefer to be examined in the other official language, an interpreter may be required and you must immediately advise the solicitor for the party conducting the examination.</text:p>
      <text:p text:style-name="P3"/>
      <text:p text:style-name="P3"><text:tab/>IF YOU FAIL TO ATTEND OR REMAIN UNTIL THE END OF THIS EXAMINATION, YOU MAY BE COMPELLED</text:p>
      <text:p text:style-name="P3"/>
      <text:p text:style-name="P3"><text:tab/>TO ATTEND AT YOUR OWN EXPENSE AND YOU MAY BE FOUND IN CONTEMPT OF COURT.</text:p>
      <text:p text:style-name="P3"/>
      <text:p text:style-name="P3"><text:tab/>INQUIRIES CONCERNING THIS DIRECTION may be directed to (name and telephone number of contact person).</text:p>
      <text:p text:style-name="P3"/>
      <text:p text:style-name="P3">(Date)</text:p>
      <text:p text:style-name="P3"/>
      <text:p text:style-name="P3">______________________________</text:p>
      <text:p text:style-name="P3">(Signature of solicitor or party)</text:p>
      <text:p text:style-name="P3">(Name, address, telephone and fax number of solicitor or examining party)</text:p>
      <text:p text:style-name="P3"/>
      <text:p text:style-name="P3">SOR/2004-283, s. 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letter-kerning="true"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text-align="start" style:justify-single-word="false" fo:text-indent="0cm" style:auto-text-indent="false" style:text-autospace="ideograph-alpha" style:vertical-align="auto"/>
      <style:text-properties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ORM 91 - Rule 91</dc:title>
    <meta:initial-creator>Sherry Phillips</meta:initial-creator>
    <dc:creator>Radu Hociung</dc:creator>
    <meta:creation-date>2005-01-11T13:22:00</meta:creation-date>
    <dc:date>2016-06-17T08:37:38.81</dc:date>
    <meta:document-statistic meta:table-count="0" meta:image-count="0" meta:object-count="0" meta:page-count="2" meta:paragraph-count="33" meta:word-count="345" meta:character-count="2327"/>
    <meta:generator>OpenOffice/4.0.1$Win32 OpenOffice.org_project/401m5$Build-9714</meta:generator>
  </office:meta>
</office:document-meta>
</file>